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FMono-Regular, Menlo, Monaco, " svg:font-family="SFMono-Regular, Menlo, Monaco, 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border="0.0034in solid #A8A8A8" fo:padding-top="0.0833in" fo:padding-left="0.125in" fo:padding-bottom="0.0833in" fo:padding-right="0.125in" style:shadow="none" fo:margin-bottom="0.1562in" fo:background-color="#EEEEFF"/>
    </style:style>
    <style:style style:name="T2" style:parent-style-name="SourceText" style:family="text">
      <style:text-properties style:font-name="SFMono-Regular, Menlo, Monaco, " fo:font-weight="bold" style:font-weight-asian="bold" style:font-weight-complex="bold" fo:color="#212529" fo:font-size="11pt" style:font-size-asian="11pt" fo:background-color="#EEEEFF"/>
    </style:style>
    <style:style style:name="P3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4" style:parent-style-name="SourceText" style:family="text">
      <style:text-properties style:font-name="SFMono-Regular, Menlo, Monaco, " fo:color="#212529" fo:font-size="11pt" style:font-size-asian="11pt" fo:background-color="#EEEEFF"/>
    </style:style>
    <style:style style:name="P5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6" style:parent-style-name="SourceText" style:family="text">
      <style:text-properties fo:color="#212529" fo:background-color="#EEEEFF"/>
    </style:style>
    <style:style style:name="T7" style:parent-style-name="SourceText" style:family="text">
      <style:text-properties style:font-name="SFMono-Regular, Menlo, Monaco, " fo:color="#212529" fo:font-size="11pt" style:font-size-asian="11pt" fo:background-color="#EEEEFF"/>
    </style:style>
    <style:style style:name="P8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9" style:parent-style-name="SourceText" style:family="text">
      <style:text-properties fo:color="#212529" fo:background-color="#EEEEFF"/>
    </style:style>
    <style:style style:name="T10" style:parent-style-name="SourceText" style:family="text">
      <style:text-properties style:font-name="SFMono-Regular, Menlo, Monaco, " fo:color="#212529" fo:font-size="11pt" style:font-size-asian="11pt" fo:background-color="#EEEEFF"/>
    </style:style>
    <style:style style:name="P11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12" style:parent-style-name="SourceText" style:family="text">
      <style:text-properties fo:color="#212529" fo:background-color="#EEEEFF"/>
    </style:style>
    <style:style style:name="T13" style:parent-style-name="SourceText" style:family="text">
      <style:text-properties style:font-name="SFMono-Regular, Menlo, Monaco, " fo:color="#212529" fo:font-size="11pt" style:font-size-asian="11pt" fo:background-color="#EEEEFF"/>
    </style:style>
    <style:style style:name="P14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15" style:parent-style-name="SourceText" style:family="text">
      <style:text-properties fo:color="#212529" fo:background-color="#EEEEFF"/>
    </style:style>
    <style:style style:name="T16" style:parent-style-name="SourceText" style:family="text">
      <style:text-properties style:font-name="SFMono-Regular, Menlo, Monaco, " fo:color="#212529" fo:font-size="11pt" style:font-size-asian="11pt" fo:background-color="#EEEEFF"/>
    </style:style>
    <style:style style:name="P17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P18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19" style:parent-style-name="SourceText" style:family="text">
      <style:text-properties style:font-name="SFMono-Regular, Menlo, Monaco, " fo:font-weight="bold" style:font-weight-asian="bold" style:font-weight-complex="bold" fo:color="#212529" fo:font-size="11pt" style:font-size-asian="11pt" fo:background-color="#EEEEFF"/>
    </style:style>
    <style:style style:name="T20" style:parent-style-name="SourceText" style:family="text">
      <style:text-properties style:font-name="SFMono-Regular, Menlo, Monaco, " fo:font-weight="bold" style:font-weight-asian="bold" style:font-weight-complex="bold" fo:color="#212529" fo:font-size="11pt" style:font-size-asian="11pt" fo:background-color="#EEEEFF"/>
    </style:style>
    <style:style style:name="P21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22" style:parent-style-name="SourceText" style:family="text">
      <style:text-properties style:font-name="SFMono-Regular, Menlo, Monaco, " fo:color="#212529" fo:font-size="11pt" style:font-size-asian="11pt" fo:background-color="#EEEEFF"/>
    </style:style>
    <style:style style:name="T23" style:parent-style-name="SourceText" style:family="text">
      <style:text-properties style:font-name="SFMono-Regular, Menlo, Monaco, " fo:color="#212529" fo:font-size="11pt" style:font-size-asian="11pt" fo:background-color="#EEEEFF"/>
    </style:style>
    <style:style style:name="T24" style:parent-style-name="SourceText" style:family="text">
      <style:text-properties style:font-name="SFMono-Regular, Menlo, Monaco, " fo:color="#212529" fo:font-size="11pt" style:font-size-asian="11pt" fo:background-color="#EEEEFF"/>
    </style:style>
    <style:style style:name="P25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P26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27" style:parent-style-name="SourceText" style:family="text">
      <style:text-properties style:font-name="SFMono-Regular, Menlo, Monaco, " fo:font-weight="bold" style:font-weight-asian="bold" style:font-weight-complex="bold" fo:color="#212529" fo:font-size="11pt" style:font-size-asian="11pt" fo:background-color="#EEEEFF"/>
    </style:style>
    <style:style style:name="P28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29" style:parent-style-name="SourceText" style:family="text">
      <style:text-properties style:font-name="SFMono-Regular, Menlo, Monaco, " fo:color="#212529" fo:font-size="11pt" style:font-size-asian="11pt" fo:background-color="#EEEEFF"/>
    </style:style>
    <style:style style:name="P30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P31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32" style:parent-style-name="SourceText" style:family="text">
      <style:text-properties style:font-name="SFMono-Regular, Menlo, Monaco, " fo:font-weight="bold" style:font-weight-asian="bold" style:font-weight-complex="bold" fo:color="#212529" fo:font-size="11pt" style:font-size-asian="11pt" fo:background-color="#EEEEFF"/>
    </style:style>
    <style:style style:name="P33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34" style:parent-style-name="SourceText" style:family="text">
      <style:text-properties style:font-name="SFMono-Regular, Menlo, Monaco, " fo:color="#212529" fo:font-size="11pt" style:font-size-asian="11pt" fo:background-color="#EEEEFF"/>
    </style:style>
    <style:style style:name="P35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P36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37" style:parent-style-name="SourceText" style:family="text">
      <style:text-properties style:font-name="SFMono-Regular, Menlo, Monaco, " fo:font-weight="bold" style:font-weight-asian="bold" style:font-weight-complex="bold" fo:color="#212529" fo:font-size="11pt" style:font-size-asian="11pt" fo:background-color="#EEEEFF"/>
    </style:style>
    <style:style style:name="P38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39" style:parent-style-name="SourceText" style:family="text">
      <style:text-properties style:font-name="SFMono-Regular, Menlo, Monaco, " fo:color="#212529" fo:font-size="11pt" style:font-size-asian="11pt" fo:background-color="#EEEEFF"/>
    </style:style>
    <style:style style:name="T40" style:parent-style-name="SourceText" style:family="text">
      <style:text-properties style:font-name="SFMono-Regular, Menlo, Monaco, " fo:color="#212529" fo:font-size="11pt" style:font-size-asian="11pt" fo:background-color="#EEEEFF"/>
    </style:style>
    <style:style style:name="P41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P42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43" style:parent-style-name="SourceText" style:family="text">
      <style:text-properties style:font-name="SFMono-Regular, Menlo, Monaco, " fo:font-weight="bold" style:font-weight-asian="bold" style:font-weight-complex="bold" fo:color="#212529" fo:font-size="11pt" style:font-size-asian="11pt" fo:background-color="#EEEEFF"/>
    </style:style>
    <style:style style:name="P44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T45" style:parent-style-name="SourceText" style:family="text">
      <style:text-properties style:font-name="SFMono-Regular, Menlo, Monaco, " fo:color="#212529" fo:font-size="11pt" style:font-size-asian="11pt" fo:background-color="#EEEEFF"/>
    </style:style>
    <style:style style:name="P46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  <style:style style:name="P47" style:parent-style-name="PreformattedText" style:family="paragraph">
      <style:paragraph-properties fo:border="0.0034in solid #A8A8A8" fo:padding-top="0.0833in" fo:padding-left="0.125in" fo:padding-bottom="0.0833in" fo:padding-right="0.125in" style:shadow="none" fo:margin-bottom="0.1562in" fo:background-color="#EEEEFF"/>
    </style:style>
  </office:automatic-styles>
  <office:body>
    <office:text text:use-soft-page-breaks="true">
      <text:p text:style-name="P1"><text:span text:style-name="T2">Use this to compile code</text:span></text:p>
      <text:p text:style-name="P3"><text:span text:style-name="T4">java -jar ../resources/rars1_4.jar mc CompactTextAtZero a \</text:span></text:p>
      <text:p text:style-name="P5"><text:span text:style-name="T6"><text:s text:c="2"/></text:span><text:span text:style-name="T7">dump .text HexText hockey_text.mem \</text:span></text:p>
      <text:p text:style-name="P8"><text:span text:style-name="T9"><text:s text:c="2"/></text:span><text:span text:style-name="T10">dump .data HexText hockey_data.mem \</text:span></text:p>
      <text:p text:style-name="P11"><text:span text:style-name="T12"><text:s text:c="2"/></text:span><text:span text:style-name="T13">dump .text SegmentWindow hockey_s.txt \</text:span></text:p>
      <text:p text:style-name="P14"><text:span text:style-name="T15"><text:s text:c="2"/>hockey</text:span><text:span text:style-name="T16">.s</text:span></text:p>
      <text:p text:style-name="P17"/>
      <text:p text:style-name="P18"><text:span text:style-name="T19">generate a bit<text:s/></text:span><text:span text:style-name="T20">file based on compiled files from above</text:span></text:p>
      <text:p text:style-name="P21"><text:span text:style-name="T22">vivado -mode batch -source ../resources/load_mem.tcl -tclargs updateMem<text:s/></text:span><text:span text:style-name="T23">hockey.dcp<text:s/></text:span><text:span text:style-name="T24">hockey_text.mem hockey_data.mem hockey.bit</text:span></text:p>
      <text:p text:style-name="P25"/>
      <text:p text:style-name="P26"><text:span text:style-name="T27">Use this to upload bit file to board</text:span></text:p>
      <text:p text:style-name="P28"><text:span text:style-name="T29">python3 ../resources/openocd.py hockey.bit</text:span></text:p>
      <text:p text:style-name="P30"/>
      <text:p text:style-name="P31"><text:span text:style-name="T32">Use this to upload modified font</text:span></text:p>
      <text:p text:style-name="P33"><text:span text:style-name="T34">vivado -mode batch -source ../resources/load_mem.tcl -tclargs updateFont checkpoint_1.dcp ice_font.txt font.bit font.dcp</text:span></text:p>
      <text:p text:style-name="P35"/>
      <text:p text:style-name="P36"><text:span text:style-name="T37">use this to convert english to background</text:span></text:p>
      <text:p text:style-name="P38"><text:span text:style-name="T39">python3 ../resources/generate_background.py ice_backgrou</text:span><text:span text:style-name="T40">nd.txt ice_background.mem</text:span></text:p>
      <text:p text:style-name="P41"/>
      <text:p text:style-name="P42"><text:span text:style-name="T43">Use this to upload new background and font and final bit file with program</text:span></text:p>
      <text:p text:style-name="P44"><text:span text:style-name="T45">vivado -mode batch -source ../resources/load_mem.tcl -tclargs updateBackground font.dcp ice_background.mem hockey.bit hockey.dcp</text:span></text:p>
      <text:p text:style-name="P46"/>
      <text:p text:style-name="P4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FMono-Regular, Menlo, Monaco, " svg:font-family="SFMono-Regular, Menlo, Monaco, 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aleb</dc:creator>
    <meta:creation-date>2023-04-11T15:06:00Z</meta:creation-date>
    <dc:date>2023-04-17T05:18:00Z</dc:date>
    <meta:template xlink:href="Normal" xlink:type="simple"/>
    <meta:editing-cycles>11</meta:editing-cycles>
    <meta:editing-duration>PT49740S</meta:editing-duration>
    <meta:document-statistic meta:page-count="1" meta:paragraph-count="1" meta:word-count="144" meta:character-count="966" meta:row-count="6" meta:non-whitespace-character-count="823"/>
  </office:meta>
</office:document-meta>
</file>